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Философия Нового и Новейшего времени</text:title></text:p>
      <text:p text:style-name="OrgTitle"/>
      <text:p text:style-name="OrgSubtitle"><text:initial-creator>Кормышев Егор ИСиПв-401</text:initial-creator></text:p>
      <text:p text:style-name="OrgSubtitle"/>
      <text:p text:style-name="OrgSubtitle">18.10.2024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2d4ece3">1. Новое Время</text:a></text:p>
          <text:p text:style-name="Contents_20_2"><text:a xlink:type="simple" xlink:href="#org6a96306">1.1. Рационализм</text:a></text:p>
          <text:p text:style-name="Contents_20_3"><text:a xlink:type="simple" xlink:href="#org4eee02c">1.1.1. Принципы дедукции</text:a></text:p>
          <text:p text:style-name="Contents_20_2"><text:a xlink:type="simple" xlink:href="#orga268859">1.2. Эмпиризм</text:a></text:p>
          <text:p text:style-name="Contents_20_3"><text:a xlink:type="simple" xlink:href="#org27f864c">1.2.1. Принципы эмпиризма</text:a></text:p>
          <text:p text:style-name="Contents_20_1"><text:a xlink:type="simple" xlink:href="#org7ebef3c">2. Эпоха Просвещения</text:a></text:p>
          <text:p text:style-name="Contents_20_2"><text:a xlink:type="simple" xlink:href="#org4c39f72">2.1. Немецкая Философия</text:a></text:p>
          <text:p text:style-name="Contents_20_3"><text:a xlink:type="simple" xlink:href="#org589a555">2.1.1. Общественно-экономические формации</text:a></text:p>
          <text:p text:style-name="Contents_20_1"><text:a xlink:type="simple" xlink:href="#org5d1a847">3. Новейшее Время (XX век)</text:a></text:p>
          <text:p text:style-name="Contents_20_2"><text:a xlink:type="simple" xlink:href="#org033ff0c">3.1. Философия Жизни</text:a></text:p>
        </text:index-body>
      </text:table-of-content>
      <text:h text:style-name="Heading_20_1" text:outline-level="1" text:is-list-header="false">
<text:bookmark-start text:name="OrgXref.org2d4ece3"/>
<text:bookmark text:name="org2d4ece3"/>Новое Время
<text:bookmark-end text:name="OrgXref.org2d4ece3"/></text:h>
      <text:h text:style-name="Heading_20_2" text:outline-level="2" text:is-list-header="false">
<text:bookmark-start text:name="OrgXref.org6a96306"/>
<text:bookmark text:name="org6a96306"/>Рационализм
<text:bookmark-end text:name="OrgXref.org6a96306"/></text:h>
      <text:p text:style-name="Text_20_body">Представители:
</text:p>
      <text:list text:style-name="OrgNumberedList" text:continue-numbering="false">
        <text:list-item>
          <text:p text:style-name="Text_20_body">Декарт - дуалист (материальная и духовная субстанции второстипенны)
</text:p>
        </text:list-item>
        <text:list-item>
          <text:p text:style-name="Text_20_body">Декарт - рационалист "Я мыслю, значит я существую" (дедукция)
</text:p>
        </text:list-item>
      </text:list>
      <text:h text:style-name="Heading_20_3" text:outline-level="3" text:is-list-header="false">
<text:bookmark-start text:name="OrgXref.org4eee02c"/>
<text:bookmark text:name="org4eee02c"/>Принципы дедукции
<text:bookmark-end text:name="OrgXref.org4eee02c"/></text:h>
      <text:list text:style-name="OrgBulletedList" text:continue-numbering="false">
        <text:list-item>
          <text:p text:style-name="Text_20_body">Использовать "ясное и отчетливое знание"
</text:p>
        </text:list-item>
        <text:list-item>
          <text:p text:style-name="Text_20_body">Каждую проблему разделять на частные задачи
</text:p>
        </text:list-item>
        <text:list-item>
          <text:p text:style-name="Text_20_body">Переходить от доказанных вопросов к недоказанным
</text:p>
        </text:list-item>
        <text:list-item>
          <text:p text:style-name="Text_20_body">Строго соблюдать последовательность исследования
</text:p>
        </text:list-item>
      </text:list>
      <text:h text:style-name="Heading_20_2" text:outline-level="2" text:is-list-header="false">
<text:bookmark-start text:name="OrgXref.orga268859"/>
<text:bookmark text:name="orga268859"/>Эмпиризм
<text:bookmark-end text:name="OrgXref.orga268859"/></text:h>
      <text:p text:style-name="Text_20_body">Представители:
</text:p>
      <text:list text:style-name="OrgNumberedList" text:continue-numbering="false">
        <text:list-item>
          <text:p text:style-name="Text_20_body">Френисис Бэкон
</text:p>
        </text:list-item>
        <text:list-item>
          <text:p text:style-name="Text_20_body">Томас Гоббс
</text:p>
        </text:list-item>
      </text:list>
      <text:h text:style-name="Heading_20_3" text:outline-level="3" text:is-list-header="false">
<text:bookmark-start text:name="OrgXref.org27f864c"/>
<text:bookmark text:name="org27f864c"/>Принципы эмпиризма
<text:bookmark-end text:name="OrgXref.org27f864c"/></text:h>
      <text:list text:style-name="OrgBulletedList" text:continue-numbering="false">
        <text:list-item>
          <text:p text:style-name="Text_20_body">Получение всего опытным путем
</text:p>
        </text:list-item>
        <text:list-item>
          <text:p text:style-name="Text_20_body">Критика рационального познания
</text:p>
        </text:list-item>
        <text:list-item>
          <text:p text:style-name="Text_20_body">Источник познания - чувственное восприятие мира
</text:p>
        </text:list-item>
        <text:list-item>
          <text:p text:style-name="Text_20_body">Развитие теории индукции (<text:span text:style-name="Emphasis">Индукция</text:span> - от частного к общему)
</text:p>
        </text:list-item>
      </text:list>
      <text:h text:style-name="Heading_20_1" text:outline-level="1" text:is-list-header="false">
<text:bookmark-start text:name="OrgXref.org7ebef3c"/>
<text:bookmark text:name="org7ebef3c"/>Эпоха Просвещения
<text:bookmark-end text:name="OrgXref.org7ebef3c"/></text:h>
      <text:list text:style-name="OrgBulletedList" text:continue-numbering="false">
        <text:list-item>
          <text:p text:style-name="Text_20_body">Идея переустройства жизни на разумных началах
</text:p>
        </text:list-item>
        <text:list-item>
          <text:p text:style-name="Text_20_body">Изменение системы воспитания
</text:p>
        </text:list-item>
        <text:list-item>
          <text:p text:style-name="Text_20_body">"Разумный эгоизм": живи сам и дай жить другим
</text:p>
        </text:list-item>
        <text:list-item>
          <text:p text:style-name="Text_20_body">Все должны обладать равными правами
</text:p>
        </text:list-item>
        <text:list-item>
          <text:p text:style-name="Text_20_body">Власть должна осуществляться гражданами непосредственно
</text:p>
        </text:list-item>
      </text:list>
      <text:h text:style-name="Heading_20_2" text:outline-level="2" text:is-list-header="false">
<text:bookmark-start text:name="OrgXref.org4c39f72"/>
<text:bookmark text:name="org4c39f72"/>Немецкая Философия
<text:bookmark-end text:name="OrgXref.org4c39f72"/></text:h>
      <text:p text:style-name="Text_20_body">Представители:
</text:p>
      <text:list text:style-name="OrgNumberedList" text:continue-numbering="false">
        <text:list-item>
          <text:p text:style-name="Text_20_body">Иманнуил Кант - принципы научного знания, структура мышления
</text:p>
        </text:list-item>
        <text:list-item>
          <text:p text:style-name="Text_20_body">Гэйгель - учение о государстве и праве
</text:p>
        </text:list-item>
        <text:list-item>
          <text:p text:style-name="Text_20_body">Карл Маркс - диалектический материализм
</text:p>
        </text:list-item>
      </text:list>
      <text:h text:style-name="Heading_20_3" text:outline-level="3" text:is-list-header="false">
<text:bookmark-start text:name="OrgXref.org589a555"/>
<text:bookmark text:name="org589a555"/>Общественно-экономические формации
<text:bookmark-end text:name="OrgXref.org589a555"/></text:h>
      <text:list text:style-name="OrgNumberedList" text:continue-numbering="false">
        <text:list-item>
          <text:p text:style-name="Text_20_body">Первобытнообщинная
</text:p>
        </text:list-item>
        <text:list-item>
          <text:p text:style-name="Text_20_body">Рабовладельческая
</text:p>
        </text:list-item>
        <text:list-item>
          <text:p text:style-name="Text_20_body">Феодальная - крупной земельной собственности и труде зависимых крестьян
</text:p>
        </text:list-item>
        <text:list-item>
          <text:p text:style-name="Text_20_body">Капиталистическая - промышленное производство, основованное на труде свободных наемных рабочих
</text:p>
        </text:list-item>
        <text:list-item>
          <text:p text:style-name="Text_20_body">Коммунистическая - от каждого по способностям каждому по потребностям
</text:p>
        </text:list-item>
      </text:list>
      <text:h text:style-name="Heading_20_1" text:outline-level="1" text:is-list-header="false">
<text:bookmark-start text:name="OrgXref.org5d1a847"/>
<text:bookmark text:name="org5d1a847"/>Новейшее Время (XX век)
<text:bookmark-end text:name="OrgXref.org5d1a847"/></text:h>
      <text:p text:style-name="Text_20_body"><text:span text:style-name="Bold">Отказ от:</text:span>
</text:p>
      <text:list text:style-name="OrgBulletedList" text:continue-numbering="false">
        <text:list-item>
          <text:p text:style-name="Text_20_body">Рационализма
</text:p>
        </text:list-item>
        <text:list-item>
          <text:p text:style-name="Text_20_body">Жесткого деления философских школ
</text:p>
        </text:list-item>
        <text:list-item>
          <text:p text:style-name="Text_20_body">Опоры на авторитетов
</text:p>
        </text:list-item>
      </text:list>
      <text:p text:style-name="Text_20_body"><text:span text:style-name="Bold">Основа:</text:span>
</text:p>
      <text:list text:style-name="OrgBulletedList" text:continue-numbering="false">
        <text:list-item>
          <text:p text:style-name="Text_20_body">Плюрализм
</text:p>
        </text:list-item>
        <text:list-item>
          <text:p text:style-name="Text_20_body">Терпимость и толерантность
</text:p>
        </text:list-item>
      </text:list>
      <text:h text:style-name="Heading_20_2" text:outline-level="2" text:is-list-header="false">
<text:bookmark-start text:name="OrgXref.org033ff0c"/>
<text:bookmark text:name="org033ff0c"/>Философия Жизни
<text:bookmark-end text:name="OrgXref.org033ff0c"/></text:h>
      <text:p text:style-name="Text_20_body">Сторонники: <text:span text:style-name="Bold">Шопенгауэр</text:span> и <text:span text:style-name="Bold">Ницще</text:span>
</text:p>
      <text:p text:style-name="Text_20_body">Жизнь иррациональна, представляет собой творческий поток. <text:line-break/>В мире нет разуима, все подчинено воле (Шопенгауэр)
</text:p>
      <text:p text:style-name="Text_20_body">Мир - вечное становление <text:line-break/>Основа жизни - воля к власти (Ницще)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 ИСиПв-401</dc:creator>
    <meta:initial-creator>Кормышев Егор ИСиПв-401</meta:initial-creator>
    <dc:date>2024-10-18T17:59:57</dc:date>
    <meta:creation-date>2024-10-18T17:59:57</meta:creation-date>
    <meta:generator>Emacs 29.4 (Org mode 9.8-pre)</meta:generator>
    <meta:keyword/>
    <dc:subject/>
    <dc:title>Философия Нового и Новейшего времени</dc:title>
  </office:meta>
</office:document-meta>
</file>